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ce9d"/>
    </style:style>
    <style:style style:name="P2" style:family="paragraph" style:parent-style-name="Standard">
      <style:text-properties officeooo:paragraph-rsid="0008ce9d"/>
    </style:style>
    <style:style style:name="T1" style:family="text">
      <style:text-properties officeooo:rsid="0008ce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ference for project:</text:span><text:a xlink:type="simple" xlink:href="https://stackoverflow.com/questions/14265581/parse-split-a-string-in-c-using-string-delimiter-standard-c" text:style-name="Internet_20_link" text:visited-style-name="Visited_20_Internet_20_Link">https://stackoverflow.com/questions/14265581/parse-split-a-string-in-c-using-string-delimiter-standard-c</text:a></text:p>
      <text:p text:style-name="P1"><text:a xlink:type="simple" xlink:href="https://stackoverflow.com/questions/19652657/c-create-a-random-decimal-between-0-1-and-10" text:style-name="Internet_20_link" text:visited-style-name="Visited_20_Internet_20_Link">https://stackoverflow.com/questions/19652657/c-create-a-random-decimal-between-0-1-and-10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9:20:19.204214085</meta:creation-date>
    <dc:date>2019-04-03T20:56:32.178452902</dc:date>
    <meta:editing-duration>PT2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4" meta:character-count="215" meta:non-whitespace-character-count="213"/>
  </office:meta>
</office:document-meta>
</file>